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dejavu sans mono" svg:font-family="'dejavu sans mono', monospace"/>
  </office:font-face-decls>
  <office:automatic-styles>
    <style:style style:name="P1" style:family="paragraph" style:parent-style-name="Standard">
      <style:text-properties fo:font-style="italic" officeooo:rsid="001e71de" officeooo:paragraph-rsid="001e71de" style:font-style-asian="italic" style:font-style-complex="italic"/>
    </style:style>
    <style:style style:name="P2" style:family="paragraph" style:parent-style-name="Standard">
      <style:text-properties fo:font-style="italic" fo:font-weight="normal" officeooo:rsid="001e71de" officeooo:paragraph-rsid="001e71de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normal" officeooo:rsid="001f2b89" officeooo:paragraph-rsid="001f2b89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ize="18pt" fo:font-style="italic" style:text-underline-style="solid" style:text-underline-width="auto" style:text-underline-color="font-color" officeooo:rsid="001e71de" officeooo:paragraph-rsid="001e71de" style:font-size-asian="18pt" style:font-style-asian="italic" style:font-size-complex="18pt" style:font-style-complex="italic"/>
    </style:style>
    <style:style style:name="P5" style:family="paragraph" style:parent-style-name="Standard">
      <style:text-properties fo:font-style="normal" fo:font-weight="bold" officeooo:rsid="001e71de" officeooo:paragraph-rsid="001e71de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normal" officeooo:rsid="001e71de" officeooo:paragraph-rsid="001e71d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2a6099" loext:opacity="100%" fo:font-style="italic" fo:font-weight="normal" officeooo:paragraph-rsid="001f2b89"/>
    </style:style>
    <style:style style:name="P8" style:family="paragraph" style:parent-style-name="Standard">
      <style:text-properties fo:color="#3465a4" loext:opacity="100%" fo:font-style="italic" fo:font-weight="normal" officeooo:rsid="001f2b89" officeooo:paragraph-rsid="001f2b89"/>
    </style:style>
    <style:style style:name="P9" style:family="paragraph" style:parent-style-name="Standard">
      <style:text-properties fo:color="#3465a4" loext:opacity="100%" fo:font-style="italic" fo:font-weight="normal" officeooo:rsid="0020d975" officeooo:paragraph-rsid="001f2b89"/>
    </style:style>
    <style:style style:name="P10" style:family="paragraph" style:parent-style-name="Standard">
      <style:text-properties fo:color="#000000" loext:opacity="100%" fo:font-style="italic" fo:font-weight="bold" officeooo:rsid="0020d975" officeooo:paragraph-rsid="0020d975" style:font-weight-asian="bold" style:font-weight-complex="bold"/>
    </style:style>
    <style:style style:name="P11" style:family="paragraph" style:parent-style-name="Standard">
      <style:text-properties fo:color="#000000" loext:opacity="100%" fo:font-style="normal" fo:font-weight="bold" officeooo:rsid="0020d975" officeooo:paragraph-rsid="0020d975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color="#000000" loext:opacity="100%" fo:font-style="normal" fo:font-weight="normal" officeooo:rsid="0020d975" officeooo:paragraph-rsid="0020d975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color="#000000" loext:opacity="100%" fo:font-style="normal" fo:font-weight="normal" officeooo:paragraph-rsid="0020d975"/>
    </style:style>
    <style:style style:name="P14" style:family="paragraph" style:parent-style-name="Standard">
      <style:text-properties fo:color="#000000" loext:opacity="100%" fo:font-size="10.5pt" fo:font-style="normal" fo:font-weight="normal" officeooo:rsid="0020d975" officeooo:paragraph-rsid="0020d975" style:font-size-asian="10.5pt" style:font-size-complex="10.5pt"/>
    </style:style>
    <style:style style:name="P15" style:family="paragraph" style:parent-style-name="Standard">
      <style:text-properties fo:color="#000000" loext:opacity="100%" fo:font-size="10.5pt" fo:font-style="normal" fo:font-weight="normal" officeooo:paragraph-rsid="0020d975"/>
    </style:style>
    <style:style style:name="P16" style:family="paragraph" style:parent-style-name="Standard">
      <style:text-properties fo:color="#000000" loext:opacity="100%" fo:font-size="10.5pt" fo:font-style="normal" fo:font-weight="normal" officeooo:rsid="0020d975" officeooo:paragraph-rsid="0020d975" style:font-size-asian="9.14999961853027pt" style:font-size-complex="10.5pt"/>
    </style:style>
    <style:style style:name="P17" style:family="paragraph" style:parent-style-name="Standard">
      <style:text-properties fo:font-style="normal" fo:font-weight="bold" officeooo:rsid="001e71de" officeooo:paragraph-rsid="001e71de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1f2b89" officeooo:paragraph-rsid="001f2b89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color="#2a6099" loext:opacity="100%" fo:font-style="normal" fo:font-weight="normal" officeooo:rsid="001f2b89" officeooo:paragraph-rsid="001f2b89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variant="normal" fo:text-transform="none" fo:color="#000000" loext:opacity="100%" style:font-name="dejavu sans mono" fo:font-size="10.5pt" fo:letter-spacing="normal" fo:font-style="normal" fo:font-weight="bold" officeooo:rsid="001f2b89" officeooo:paragraph-rsid="001f2b89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Standard">
      <style:text-properties fo:font-variant="normal" fo:text-transform="none" fo:color="#000000" loext:opacity="100%" style:font-name="dejavu sans mono" fo:font-size="10.5pt" fo:letter-spacing="normal" fo:font-style="normal" fo:font-weight="normal" officeooo:rsid="001f2b89" officeooo:paragraph-rsid="001f2b89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Standard">
      <style:text-properties fo:font-variant="normal" fo:text-transform="none" fo:color="#000000" loext:opacity="100%" style:font-name="dejavu sans mono" fo:font-size="10.5pt" fo:letter-spacing="normal" fo:font-style="normal" fo:font-weight="normal" officeooo:rsid="0020d975" officeooo:paragraph-rsid="0020d975" style:font-size-asian="9.14999961853027pt" style:font-size-complex="10.5pt"/>
    </style:style>
    <style:style style:name="P23" style:family="paragraph" style:parent-style-name="Standard">
      <style:text-properties fo:font-variant="normal" fo:text-transform="none" fo:color="#000000" loext:opacity="100%" style:font-name="dejavu sans mono" fo:font-size="8.25pt" fo:letter-spacing="normal" fo:font-style="normal" fo:font-weight="normal" officeooo:paragraph-rsid="0020d975"/>
    </style:style>
    <style:style style:name="P24" style:family="paragraph" style:parent-style-name="Standard">
      <style:text-properties fo:font-variant="normal" fo:text-transform="none" fo:color="#3465a4" loext:opacity="100%" style:font-name="dejavu sans mono" fo:font-size="10.5pt" fo:letter-spacing="normal" fo:font-style="normal" fo:font-weight="bold" officeooo:rsid="001f2b89" officeooo:paragraph-rsid="001f2b89" style:font-size-asian="10.5pt" style:font-style-asian="normal" style:font-weight-asian="bold" style:font-size-complex="10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1f2b89" style:font-style-asian="normal" style:font-weight-asian="bold" style:font-style-complex="normal" style:font-weight-complex="bold"/>
    </style:style>
    <style:style style:name="T6" style:family="text">
      <style:text-properties fo:font-variant="normal" fo:text-transform="none" fo:color="#000000" loext:opacity="100%" style:font-name="dejavu sans mono" fo:font-size="8.25pt" fo:letter-spacing="normal" fo:font-style="normal" fo:font-weight="bold" officeooo:rsid="001f2b89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color="#000000" loext:opacity="100%" style:font-name="dejavu sans mono" fo:font-size="10.5pt" fo:letter-spacing="normal" fo:font-style="normal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fo:font-variant="normal" fo:text-transform="none" fo:color="#000000" loext:opacity="100%" style:font-name="dejavu sans mono" fo:font-size="10.5pt" fo:letter-spacing="normal" fo:font-style="normal" officeooo:rsid="001f2b89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fo:font-variant="normal" fo:text-transform="none" fo:color="#000000" loext:opacity="100%" style:font-name="dejavu sans mono" fo:font-size="10.5pt" fo:letter-spacing="normal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0" style:family="text">
      <style:text-properties fo:font-variant="normal" fo:text-transform="none" fo:color="#000000" loext:opacity="100%" style:font-name="dejavu sans mono" fo:font-size="10.5pt" fo:letter-spacing="normal" fo:font-style="normal" fo:font-weight="bold" officeooo:rsid="001f2b89" style:font-size-asian="10.5pt" style:font-style-asian="normal" style:font-weight-asian="bold" style:font-size-complex="10.5pt" style:font-style-complex="normal" style:font-weight-complex="bold"/>
    </style:style>
    <style:style style:name="T11" style:family="text">
      <style:text-properties fo:font-variant="normal" fo:text-transform="none" style:font-name="dejavu sans mono" fo:font-size="10.5pt" fo:letter-spacing="normal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2" style:family="text">
      <style:text-properties fo:font-variant="normal" fo:text-transform="none" style:font-name="dejavu sans mono" fo:font-size="10.5pt" fo:letter-spacing="normal" fo:font-style="normal" style:font-size-asian="10.5pt" style:font-style-asian="normal" style:font-weight-asian="normal" style:font-size-complex="10.5pt" style:font-style-complex="normal" style:font-weight-complex="normal"/>
    </style:style>
    <style:style style:name="T13" style:family="text">
      <style:text-properties fo:font-variant="normal" fo:text-transform="none" style:font-name="dejavu sans mono" fo:font-size="8.25pt" fo:letter-spacing="normal"/>
    </style:style>
    <style:style style:name="T14" style:family="text">
      <style:text-properties fo:font-variant="normal" fo:text-transform="none" style:font-name="dejavu sans mono" fo:letter-spacing="normal"/>
    </style:style>
    <style:style style:name="T15" style:family="text">
      <style:text-properties fo:font-variant="normal" fo:text-transform="none" style:font-name="dejavu sans mono" fo:letter-spacing="normal" officeooo:rsid="0020d975" style:font-size-asian="10.5pt" style:font-size-complex="10.5pt"/>
    </style:style>
    <style:style style:name="T16" style:family="text">
      <style:text-properties officeooo:rsid="0020d975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INKS PARA O PROJETO DO CEARA CIENTIFICO</text:p>
      <text:p text:style-name="P1">_________________________________________________________________________</text:p>
      <text:p text:style-name="P5">Comunidade:</text:p>
      <text:p text:style-name="P5"/>
      <text:p text:style-name="P6">Whatsapp: <text:a xlink:type="simple" xlink:href="https://chat.whatsapp.com/Dpa1MyHh51FC6PIwlNe8rz" text:style-name="Internet_20_link" text:visited-style-name="Visited_20_Internet_20_Link">https://chat.whatsapp.com/Dpa1MyHh51FC6PIwlNe8rz</text:a></text:p>
      <text:p text:style-name="P6"/>
      <text:p text:style-name="P6">Telegram:</text:p>
      <text:p text:style-name="P6"/>
      <text:p text:style-name="P6">Discord:</text:p>
      <text:p text:style-name="P6">_________________________________________________________________________</text:p>
      <text:p text:style-name="P6"/>
      <text:p text:style-name="P5">Perfils:</text:p>
      <text:p text:style-name="P5"/>
      <text:p text:style-name="P5"><text:span text:style-name="T2">Adriana Saty: </text:span><text:s/>instagram.com/adriana.saty</text:p>
      <text:p text:style-name="P2">Rafaella Ballerini: <text:span text:style-name="T4">instagram.com/rafaballerini</text:span></text:p>
      <text:p text:style-name="P2">Lorene Fadel:<text:span text:style-name="T4"> instagram.com/lorenemaf</text:span></text:p>
      <text:p text:style-name="P2">Fernanda Kipper:<text:span text:style-name="T1">i</text:span><text:span text:style-name="T4">nstagram.com/kipper.dev</text:span></text:p>
      <text:p text:style-name="P2">Leticia Baldin:<text:span text:style-name="T4">instagram.com/lletcode</text:span></text:p>
      <text:p text:style-name="P2">Diana: <text:span text:style-name="T4">instagram.com/dianacodes </text:span></text:p>
      <text:p text:style-name="P2">Moni Hillman:<text:span text:style-name="T4">instagram.com/monihillman</text:span></text:p>
      <text:p text:style-name="P2">Stephanie Cardoso:<text:span text:style-name="T4">instagram.com/dev_steph</text:span></text:p>
      <text:p text:style-name="P2">Giulia Bordignon:<text:span text:style-name="T4">instagram.com/spacecoding</text:span></text:p>
      <text:p text:style-name="P2">Duda Tech: <text:span text:style-name="T4">instagram.com/dudatech.oficial</text:span></text:p>
      <text:p text:style-name="P5"/>
      <text:p text:style-name="P18">__________________________________________________________________________</text:p>
      <text:p text:style-name="P18"/>
      <text:p text:style-name="P18">Videos:</text:p>
      <text:p text:style-name="P18"/>
      <text:p text:style-name="P3"><text:span text:style-name="T4"><text:s text:c="4"/>Html &amp; Css:</text:span><text:span text:style-name="T3"> </text:span><text:a xlink:type="simple" xlink:href="https://www.youtube.com/watch?v=Ejkb_YpuHWs&amp;list=PLHz_AreHm4dkZ9-atkcmcBaMZdmLHft8n" text:style-name="Internet_20_link" text:visited-style-name="Visited_20_Internet_20_Link"><text:span text:style-name="T3">https://www.youtube.com/watch?v=Ejkb_YpuHWs&amp;list=PLHz_AreHm4dkZ9-atkcmcBaMZdmLHft8n</text:span></text:a></text:p>
      <text:p text:style-name="P19"/>
      <text:p text:style-name="P7"><text:span text:style-name="T5">Img:</text:span><text:span text:style-name="T6">h</text:span><text:a xlink:type="simple" xlink:href="https://i.ytimg.com/vi/Ejkb_YpuHWs/hqdefault.jpg?sqp=-oaymwEXCNACELwBSFryq4qpAwkIARUAAIhCGAE=&amp;rs=AOn4CLA6236wbnIBXu9BMu7prRmlxLFsYw" text:style-name="Internet_20_link" text:visited-style-name="Visited_20_Internet_20_Link"><text:span text:style-name="T7">ttps://i.ytimg.com/vi/Ejkb_YpuHWs/hqdefault.jpg?sqp=-oaymwEXCNACELwBSFryq4qpAwkIARUAAIhCGAE=&amp;rs=AOn4CLA6236wbnIBXu9BMu7prRmlxLFsYw</text:span></text:a></text:p>
      <text:p text:style-name="P20"/>
      <text:p text:style-name="P20"/>
      <text:p text:style-name="P7"><text:span text:style-name="T10"><text:s/>Java Scrip:</text:span><text:a xlink:type="simple" xlink:href="https://www.youtube.com/watch?v=TkD0QMyBa28&amp;list=PLnDvRpP8BneysKU8KivhnrVaKpILD3gZ6" text:style-name="Internet_20_link" text:visited-style-name="Visited_20_Internet_20_Link"><text:span text:style-name="T8">https://www.youtube.com/watch?v=TkD0QMyBa28&amp;list=PLnDvRpP8BneysKU8KivhnrVaKpILD3gZ6</text:span></text:a></text:p>
      <text:p text:style-name="P20"/>
      <text:p text:style-name="P8"><text:span text:style-name="T11">Img:</text:span><text:a xlink:type="simple" xlink:href="https://i.ytimg.com/vi/TkD0QMyBa28/hqdefault.jpg?sqp=-oaymwEXCNACELwBSFryq4qpAwkIARUAAIhCGAE=&amp;rs=AOn4CLBmwloGYr9I3QN60TY32nbEwkDpXA" text:style-name="Internet_20_link" text:visited-style-name="Visited_20_Internet_20_Link"><text:span text:style-name="T7">https://i.ytimg.com/vi/TkD0QMyBa28/hqdefault.jpg?sqp=-oaymwEXCNACELwBSFryq4qpAwkIARUAAIhCGAE=&amp;rs=AOn4CLBmwloGYr9I3QN60TY32nbEwkDpXA</text:span></text:a></text:p>
      <text:p text:style-name="P21"/>
      <text:p text:style-name="P21"/>
      <text:p text:style-name="P8"><text:span text:style-name="T7"><text:s/></text:span><text:span text:style-name="T9">Php:</text:span><text:span text:style-name="T7">https://www.youtube.com/watch?v=O73xbQvGhHk&amp;list=PL0N5TAOhX5E9eJ9Ix6YUIgEw3lNmaIEE9</text:span></text:p>
      <text:p text:style-name="P24"/>
      <text:p text:style-name="P8"><text:span text:style-name="T11">Img:</text:span><text:a xlink:type="simple" xlink:href="https://i.ytimg.com/vi/O73xbQvGhHk/hqdefault.jpg?sqp=-oaymwEXCNACELwBSFryq4qpAwkIARUAAIhCGAE=&amp;rs=AOn4CLDtoZmJ-2U-IGPKnOeMJ1RPckLQ2g" text:style-name="Internet_20_link" text:visited-style-name="Visited_20_Internet_20_Link"><text:span text:style-name="T7">https://i.ytimg.com/vi/O73xbQvGhHk/hqdefault.jpg?sqp=-oaymwEXCNACELwBSFryq4qpAwkIARUAAIhCGAE=&amp;rs=AOn4CLDtoZmJ-2U-IGPKnOeMJ1RPckLQ2g</text:span></text:a></text:p>
      <text:p text:style-name="P21"/>
      <text:p text:style-name="P8"><text:span text:style-name="T7"><text:s/></text:span><text:span text:style-name="T9">Python: </text:span><text:a xlink:type="simple" xlink:href="https://www.youtube.com/watch?v=S9uPNppGsGo&amp;list=PLvE-ZAFRgX8hnECDn1v9HNTI71veL3oW0" text:style-name="Internet_20_link" text:visited-style-name="Visited_20_Internet_20_Link"><text:span text:style-name="T7">https://www.youtube.com/watch?v=S9uPNppGsGo&amp;list=PLvE-ZAFRgX8hnECDn1v9HNTI71veL3oW0</text:span></text:a></text:p>
      <text:p text:style-name="P21"/>
      <text:p text:style-name="P8"><text:soft-page-break/><text:span text:style-name="T12">Img:</text:span><text:a xlink:type="simple" xlink:href="https://i.ytimg.com/vi/S9uPNppGsGo/hqdefault.jpg?sqp=-oaymwEXCNACELwBSFryq4qpAwkIARUAAIhCGAE=&amp;rs=AOn4CLBdufuoJdaVhVi1j6gQJgfUqD0T8w" text:style-name="Internet_20_link" text:visited-style-name="Visited_20_Internet_20_Link"><text:span text:style-name="T7">https://i.ytimg.com/vi/S9uPNppGsGo/hqdefault.jpg?sqp=-oaymwEXCNACELwBSFryq4qpAwkIARUAAIhCGAE=&amp;rs=AOn4CLBdufuoJdaVhVi1j6gQJgfUqD0T8w</text:span></text:a></text:p>
      <text:p text:style-name="P9"/>
      <text:p text:style-name="P10">________________________________________________________________________________</text:p>
      <text:p text:style-name="P10"/>
      <text:p text:style-name="P11">Sites:</text:p>
      <text:p text:style-name="P11"/>
      <text:p text:style-name="P12">BitDegree: <text:a xlink:type="simple" xlink:href="https://www.bitdegree.org/learn/" text:style-name="Internet_20_link" text:visited-style-name="Visited_20_Internet_20_Link"><text:span text:style-name="T1">https://www.bitdegree.org/learn/</text:span></text:a></text:p>
      <text:p text:style-name="P13"><text:span text:style-name="T16">img: </text:span><text:a xlink:type="simple" xlink:href="https://www.bitdegree.org/learn/assets/bitdegree-logo-white.svg" text:style-name="Internet_20_link" text:visited-style-name="Visited_20_Internet_20_Link"><text:span text:style-name="T13">https://www.bitdegree.org/learn/assets/bitdegree-logo-white.svg</text:span></text:a></text:p>
      <text:p text:style-name="P23"/>
      <text:p text:style-name="P23"/>
      <text:p text:style-name="P14"><text:span text:style-name="T14">Code academy: </text:span><text:a xlink:type="simple" xlink:href="https://www.codecademy.com/" text:style-name="Internet_20_link" text:visited-style-name="Visited_20_Internet_20_Link"><text:span text:style-name="T14">https://www.codecademy.com/</text:span></text:a></text:p>
      <text:p text:style-name="P15"><text:span text:style-name="T15">img:</text:span><text:a xlink:type="simple" xlink:href="https://www.codecademy.com/favicon.ico" text:style-name="Internet_20_link" text:visited-style-name="Visited_20_Internet_20_Link"><text:span text:style-name="T13">https://www.codecademy.com/favicon.ico</text:span></text:a></text:p>
      <text:p text:style-name="P23"/>
      <text:p text:style-name="P23"/>
      <text:p text:style-name="P16"><text:span text:style-name="T14">CodeWars: </text:span><text:a xlink:type="simple" xlink:href="https://www.codewars.com/" text:style-name="Internet_20_link" text:visited-style-name="Visited_20_Internet_20_Link"><text:span text:style-name="T14">https://www.codewars.com/</text:span></text:a></text:p>
      <text:p text:style-name="P16"><text:span text:style-name="T14">img:</text:span><text:a xlink:type="simple" xlink:href="https://cdn.prod.website-files.com/6674f0cdb5b7b401612cf015/6674f0cdb5b7b401612cf0ee_codewars-by-andela-dark.svg" text:style-name="Internet_20_link" text:visited-style-name="Visited_20_Internet_20_Link"><text:span text:style-name="T14">https://cdn.prod.website-files.com/6674f0cdb5b7b401612cf015/6674f0cdb5b7b401612cf0ee_codewars-by-andela-dark.svg</text:span></text:a></text:p>
      <text:p text:style-name="P22"/>
      <text:p text:style-name="P16"><text:span text:style-name="T14">Hackr: </text:span><text:a xlink:type="simple" xlink:href="https://hackr.io/" text:style-name="Internet_20_link" text:visited-style-name="Visited_20_Internet_20_Link"><text:span text:style-name="T14">https://hackr.io/</text:span></text:a></text:p>
      <text:p text:style-name="P22">img: 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dejavu sans mono" svg:font-family="'dejavu sans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1:11:30.097965205</meta:creation-date>
    <dc:date>2024-08-20T14:45:29.965266495</dc:date>
    <meta:editing-duration>PT1H59M20S</meta:editing-duration>
    <meta:editing-cycles>3</meta:editing-cycles>
    <meta:generator>LibreOffice/7.5.5.2$Linux_X86_64 LibreOffice_project/50$Build-2</meta:generator>
    <meta:document-statistic meta:table-count="0" meta:image-count="0" meta:object-count="0" meta:page-count="2" meta:paragraph-count="38" meta:word-count="70" meta:character-count="2131" meta:non-whitespace-character-count="2089"/>
  </office:meta>
</office:document-meta>
</file>